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Standard">
      <style:text-properties officeooo:paragraph-rsid="0002761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idroponica.it/sistemi-aeroponici-guida-pratica_28-174.html" text:style-name="Internet_20_link" text:visited-style-name="Visited_20_Internet_20_Link">https://www.idroponica.it/sistemi-aeroponici-guida-pratica_28-174.html</text:a></text:p>
      <text:p text:style-name="Standard"/>
      <text:h text:style-name="Heading_20_2" text:outline-level="2">La tecnica di coltivazione aeroponica e i sistemi in commercio</text:h>
      <text:p text:style-name="Text_20_body"/>
      <text:section text:style-name="Sect1" text:name="ContentMain_DataList1_pnl_allcontents_0">
        <text:p text:style-name="P1"><text:bookmark text:name="ContentMain_DataList1_LabelContent_0"/>I <text:a xlink:type="simple" xlink:href="https://www.idroponica.it/sistemi-aeroponici-s-31.html" text:style-name="Internet_20_link" text:visited-style-name="Visited_20_Internet_20_Link">sistemi aeroponici</text:a> rappresentano senza dubbio il piu' avanzati sistemi di coltivazione sviluppati fino ad oggi. Un sistema aeroponico consiste in un serbatoio contenente soluzione nutriente sotto dei cestelli a rete alloggiati in canaline o vassoi. All'interno sono presenti dei nebulizzatori che irrigano direttamente sulle radici "in aria" che ne assorbono la necessaria quantità e ne rilasciano quella in eccesso in maniera facile e veloce. Oltre al corretto assorbimento dei nutrimenti le radici ricevono una notevole quantità di ossigeno accellerando il processo di crescita e fioritura delle piante. <text:line-break/><text:line-break/>E' consigliato avviare questo tipo di coltivazione indoor con cubi di rockwool...visita la sezione "<text:a xlink:type="simple" xlink:href="https://www.idroponica.it/germinazione-in-cubi-rockwool_28-171.html" office:target-frame-name="_blank" xlink:show="new" text:style-name="Internet_20_link" text:visited-style-name="Visited_20_Internet_20_Link">GERMINARE IN CUBI ROCKWOOL</text:a>". Una volta germinati i semi nei cubi di rockwool inserirli nei cestelli a rete del sistema.</text:p>
        <text:p text:style-name="P1"> </text:p>
        <text:p text:style-name="P1">Riempire poi il serbatoio con acqua e fertilizzanti specifici per Idroponica, misurare il valore dell' EC (concentrazione sostanze nutrienti) ed aggiungere fertilizzanti fino a portare il valore dell'EC compreso tra 1.4 e 2.2 mS max. Misurare il pH della soluzione ed accertarsi che il suo valore sia compreso tra 5.5 e 6.0.<text:line-break/>Eventualmente correggere con correttori pH. In seguito monitorare il pH e l'EC costantemente. Temporizzare il sistema con un timer (15min di irrigazione ogni 2 ore) durante il periodo di luce e (15min ogni 3ore) durante il periodo di buio. In breve tempo la pianta svilupperà un consistente apparato radicale con conseguente sviluppo in tempi ridotti di consistenti piante e fiori.<text:line-break/><text:line-break/>Scopri di più sui sistemi aeroponici con la <text:a xlink:type="simple" xlink:href="https://www.idroponica.it/guida-coltivazione-aeroponica_496.html" office:target-frame-name="_blank" xlink:show="new" text:style-name="Internet_20_link" text:visited-style-name="Visited_20_Internet_20_Link">guida dedicata al mondo dell'aeroponica</text:a>.</text:p>
      </text:section>
      <text:p text:style-name="Standard"/>
      <text:p text:style-name="Standard"/>
      <text:p text:style-name="P2">secchi olandesi: le pompe vanno da 3 a 5 volte al giorno per 15-20 minuti </text:p>
      <text:p text:style-name="P2"/>
      <text:p text:style-name="P2">- torri verticali: di solito sempre (8 - 10 o anche piu' litri/h per ciascuna torre. Di solito dall'alba al tramonto, di notte pompe off)</text:p>
      <text:p text:style-name="P2"/>
      <text:p text:style-name="P2">- flusso/deflusso: 3-5 volte al giorno per una durata sufficiente ad innescare il sifone. Da considerare anche un margine di sicurezza (un mio sistema ha una pompa che gira 16 minuti + margine sicurezza di 5 minuti)</text:p>
      <text:p text:style-name="P2"/>
      <text:p text:style-name="P2">- Kratky (=vedi mia vasca insalata): 0 pompe 0 minuti</text:p>
      <text:p text:style-name="P2"/>
      <text:p text:style-name="P2">-NFT: dipende dalla filosofia, c'e' chi fa 15 minuti ON e 15-30 min OFF, c'e' chi esercisce le pompe sempre. spero di esserti stato d'aiuto. buona idroponic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15T14:43:07.280000000</dc:date>
    <meta:editing-duration>PT1M13S</meta:editing-duration>
    <meta:editing-cycles>2</meta:editing-cycles>
    <meta:document-statistic meta:table-count="0" meta:image-count="0" meta:object-count="0" meta:page-count="1" meta:paragraph-count="10" meta:word-count="372" meta:character-count="2391" meta:non-whitespace-character-count="2022"/>
  </office:meta>
</office:document-meta>
</file>